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58C7E7266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8cm, 2.696cm, 0.401cm, 2.4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9.4cm" svg:height="5.1cm" svg:x="0.1cm" svg:y="0.1cm">
          <draw:image xlink:href="Pictures/10000201000004B000000258C7E726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9.5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05T11:31:19</meta:creation-date>
    <dc:date>2014-02-05T14:15:27</dc:date>
    <dc:creator>xsongx </dc:creator>
    <meta:editing-duration>PT2M56S</meta:editing-duration>
    <meta:editing-cycles>2</meta:editing-cycles>
    <meta:generator>LibreOffice/4.0.4.2$Linux_X86_64 LibreOffice_project/400m0$Build-2</meta:generator>
    <meta:document-statistic meta:object-count="1"/>
  </office:meta>
</office:document-meta>
</file>